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7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1.695cm"/>
    </style:style>
    <style:style style:name="co5" style:family="table-column">
      <style:table-column-properties fo:break-before="auto" style:column-width="1.692cm"/>
    </style:style>
    <style:style style:name="co6" style:family="table-column">
      <style:table-column-properties fo:break-before="auto" style:column-width="1.8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2.579cm"/>
    </style:style>
    <style:style style:name="ro1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1" table:default-cell-style-name="ce1"/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_t</text:p>
          </table:table-cell>
          <table:table-cell office:value-type="string">
            <text:p>fct_t</text:p>
          </table:table-cell>
          <table:table-cell office:value-type="string">
            <text:p>len_t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<text:s/>1</text:p>
          </table:table-cell>
          <table:table-cell office:value-type="float" office:value="128">
            <text:p>128</text:p>
          </table:table-cell>
          <table:table-cell office:value-type="float" office:value="478070">
            <text:p>478070</text:p>
          </table:table-cell>
          <table:table-cell office:value-type="float" office:value="640">
            <text:p>640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F4]*[.C4]/8" office:value-type="float" office:value="478070">
            <text:p>478070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<text:s/>0</text:p>
          </table:table-cell>
          <table:table-cell office:value-type="float" office:value="1024">
            <text:p>1024</text:p>
          </table:table-cell>
          <table:table-cell office:value-type="float" office:value="408421">
            <text:p>408421</text:p>
          </table:table-cell>
          <table:table-cell office:value-type="float" office:value="5120">
            <text:p>5120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table:formula="of:=[.F5]*[.C5]/8" office:value-type="float" office:value="612631.5">
            <text:p>612632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string">
            <text:p><text:s/>2</text:p>
          </table:table-cell>
          <table:table-cell office:value-type="float" office:value="8192">
            <text:p>8192</text:p>
          </table:table-cell>
          <table:table-cell office:value-type="float" office:value="186483">
            <text:p>186483</text:p>
          </table:table-cell>
          <table:table-cell office:value-type="float" office:value="40960">
            <text:p>40960</text:p>
          </table:table-cell>
          <table:table-cell office:value-type="float" office:value="3">
            <text:p>3</text:p>
          </table:table-cell>
          <table:table-cell office:value-type="float" office:value="8192">
            <text:p>8192</text:p>
          </table:table-cell>
          <table:table-cell table:formula="of:=[.F6]*[.C6]/8" office:value-type="float" office:value="372966">
            <text:p>372966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string">
            <text:p><text:s/>6</text:p>
          </table:table-cell>
          <table:table-cell office:value-type="float" office:value="13106">
            <text:p>13106</text:p>
          </table:table-cell>
          <table:table-cell office:value-type="float" office:value="17187">
            <text:p>17187</text:p>
          </table:table-cell>
          <table:table-cell office:value-type="float" office:value="65530">
            <text:p>65530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table:formula="of:=[.F7]*[.C7]/8" office:value-type="float" office:value="42967.5">
            <text:p>42968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string">
            <text:p><text:s/>7</text:p>
          </table:table-cell>
          <table:table-cell office:value-type="float" office:value="4866">
            <text:p>4866</text:p>
          </table:table-cell>
          <table:table-cell office:value-type="float" office:value="6602">
            <text:p>6602</text:p>
          </table:table-cell>
          <table:table-cell office:value-type="float" office:value="24330">
            <text:p>24330</text:p>
          </table:table-cell>
          <table:table-cell office:value-type="float" office:value="4">
            <text:p>4</text:p>
          </table:table-cell>
          <table:table-cell office:value-type="float" office:value="524288">
            <text:p>524288</text:p>
          </table:table-cell>
          <table:table-cell table:formula="of:=[.F8]*[.C8]/8" office:value-type="float" office:value="15679.75">
            <text:p>15680</text:p>
          </table:table-cell>
        </table:table-row>
        <table:table-row table:style-name="ro1">
          <table:table-cell table:number-columns-repeated="4"/>
          <table:table-cell table:formula="of:=SUM([.E4:.E8])" office:value-type="float" office:value="27316">
            <text:p>27316</text:p>
          </table:table-cell>
          <table:table-cell table:formula="of:=SUM([.F4:.F8])" office:value-type="float" office:value="1096763">
            <text:p>1096763</text:p>
          </table:table-cell>
          <table:table-cell table:formula="of:=SUM([.G4:.G8])" office:value-type="float" office:value="136580">
            <text:p>136580</text:p>
          </table:table-cell>
          <table:table-cell table:number-columns-repeated="2"/>
          <table:table-cell table:formula="of:=SUM([.J4:.J8])" office:value-type="float" office:value="1522314.75">
            <text:p>152231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_t</text:p>
          </table:table-cell>
          <table:table-cell office:value-type="string">
            <text:p>fct_t</text:p>
          </table:table-cell>
          <table:table-cell office:value-type="string">
            <text:p>len_t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<text:s/>2</text:p>
          </table:table-cell>
          <table:table-cell office:value-type="float" office:value="32">
            <text:p>32</text:p>
          </table:table-cell>
          <table:table-cell office:value-type="float" office:value="274106">
            <text:p>274106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[.F12]*[.C12]/8" office:value-type="float" office:value="239842.75">
            <text:p>239843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<text:s/>1</text:p>
          </table:table-cell>
          <table:table-cell office:value-type="float" office:value="256">
            <text:p>256</text:p>
          </table:table-cell>
          <table:table-cell office:value-type="float" office:value="349634">
            <text:p>349634</text:p>
          </table:table-cell>
          <table:table-cell office:value-type="float" office:value="1280">
            <text:p>128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F13]*[.C13]/8" office:value-type="float" office:value="437042.5">
            <text:p>437043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<text:s/>0</text:p>
          </table:table-cell>
          <table:table-cell office:value-type="float" office:value="2048">
            <text:p>2048</text:p>
          </table:table-cell>
          <table:table-cell office:value-type="float" office:value="366841">
            <text:p>366841</text:p>
          </table:table-cell>
          <table:table-cell office:value-type="float" office:value="10240">
            <text:p>10240</text:p>
          </table:table-cell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table:formula="of:=[.F14]*[.C14]/8" office:value-type="float" office:value="596116.625">
            <text:p>596117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string">
            <text:p><text:s/>6</text:p>
          </table:table-cell>
          <table:table-cell office:value-type="float" office:value="16384">
            <text:p>16384</text:p>
          </table:table-cell>
          <table:table-cell office:value-type="float" office:value="97586">
            <text:p>97586</text:p>
          </table:table-cell>
          <table:table-cell office:value-type="float" office:value="81920">
            <text:p>81920</text:p>
          </table:table-cell>
          <table:table-cell office:value-type="float" office:value="3">
            <text:p>3</text:p>
          </table:table-cell>
          <table:table-cell office:value-type="float" office:value="16384">
            <text:p>16384</text:p>
          </table:table-cell>
          <table:table-cell table:formula="of:=[.F15]*[.C15]/8" office:value-type="float" office:value="207370.25">
            <text:p>207370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string">
            <text:p><text:s/>7</text:p>
          </table:table-cell>
          <table:table-cell table:number-columns-repeated="2" office:value-type="float" office:value="8596">
            <text:p>8596</text:p>
          </table:table-cell>
          <table:table-cell office:value-type="float" office:value="42980">
            <text:p>42980</text:p>
          </table:table-cell>
          <table:table-cell office:value-type="float" office:value="3">
            <text:p>3</text:p>
          </table:table-cell>
          <table:table-cell office:value-type="float" office:value="131072">
            <text:p>131072</text:p>
          </table:table-cell>
          <table:table-cell table:formula="of:=[.F16]*[.C16]/8" office:value-type="float" office:value="20415.5">
            <text:p>20416</text:p>
          </table:table-cell>
        </table:table-row>
        <table:table-row table:style-name="ro1">
          <table:table-cell table:number-columns-repeated="4"/>
          <table:table-cell table:formula="of:=SUM([.E12:.E16])" office:value-type="float" office:value="27316">
            <text:p>27316</text:p>
          </table:table-cell>
          <table:table-cell table:formula="of:=SUM([.F12:.F16])" office:value-type="float" office:value="1096763">
            <text:p>1096763</text:p>
          </table:table-cell>
          <table:table-cell table:formula="of:=SUM([.G12:.G16])" office:value-type="float" office:value="136580">
            <text:p>136580</text:p>
          </table:table-cell>
          <table:table-cell/>
          <table:table-cell table:formula="of:=SUM([.I12:.I16])" office:value-type="float" office:value="149792">
            <text:p>149792</text:p>
          </table:table-cell>
          <table:table-cell table:formula="of:=SUM([.J12:.J16])" office:value-type="float" office:value="1500787.625">
            <text:p>150078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_t</text:p>
          </table:table-cell>
          <table:table-cell office:value-type="string">
            <text:p>fct_t</text:p>
          </table:table-cell>
          <table:table-cell office:value-type="string">
            <text:p>len_t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<text:s/>2</text:p>
          </table:table-cell>
          <table:table-cell office:value-type="float" office:value="32">
            <text:p>32</text:p>
          </table:table-cell>
          <table:table-cell office:value-type="float" office:value="274106">
            <text:p>274106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[.F20]*[.C20]/8" office:value-type="float" office:value="239842.75">
            <text:p>239843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<text:s/>1</text:p>
          </table:table-cell>
          <table:table-cell office:value-type="float" office:value="256">
            <text:p>256</text:p>
          </table:table-cell>
          <table:table-cell office:value-type="float" office:value="349634">
            <text:p>349634</text:p>
          </table:table-cell>
          <table:table-cell office:value-type="float" office:value="1280">
            <text:p>128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F21]*[.C21]/8" office:value-type="float" office:value="437042.5">
            <text:p>437043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<text:s/>0</text:p>
          </table:table-cell>
          <table:table-cell office:value-type="float" office:value="2048">
            <text:p>2048</text:p>
          </table:table-cell>
          <table:table-cell office:value-type="float" office:value="366841">
            <text:p>366841</text:p>
          </table:table-cell>
          <table:table-cell office:value-type="float" office:value="10240">
            <text:p>10240</text:p>
          </table:table-cell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table:formula="of:=[.F22]*[.C22]/8" office:value-type="float" office:value="596116.625">
            <text:p>596117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string">
            <text:p><text:s/>6</text:p>
          </table:table-cell>
          <table:table-cell office:value-type="float" office:value="3276">
            <text:p>3276</text:p>
          </table:table-cell>
          <table:table-cell office:value-type="float" office:value="61759">
            <text:p>61759</text:p>
          </table:table-cell>
          <table:table-cell office:value-type="float" office:value="16380">
            <text:p>16380</text:p>
          </table:table-cell>
          <table:table-cell office:value-type="float" office:value="3">
            <text:p>3</text:p>
          </table:table-cell>
          <table:table-cell office:value-type="float" office:value="16384">
            <text:p>16384</text:p>
          </table:table-cell>
          <table:table-cell table:formula="of:=[.F23]*[.C23]/8" office:value-type="float" office:value="131237.875">
            <text:p>131238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string">
            <text:p><text:s/>7</text:p>
          </table:table-cell>
          <table:table-cell office:value-type="float" office:value="21704">
            <text:p>21704</text:p>
          </table:table-cell>
          <table:table-cell office:value-type="float" office:value="44423">
            <text:p>44423</text:p>
          </table:table-cell>
          <table:table-cell office:value-type="float" office:value="108520">
            <text:p>108520</text:p>
          </table:table-cell>
          <table:table-cell office:value-type="float" office:value="3">
            <text:p>3</text:p>
          </table:table-cell>
          <table:table-cell office:value-type="float" office:value="131072">
            <text:p>131072</text:p>
          </table:table-cell>
          <table:table-cell table:formula="of:=[.F24]*[.C24]/8" office:value-type="float" office:value="111057.5">
            <text:p>111058</text:p>
          </table:table-cell>
        </table:table-row>
        <table:table-row table:style-name="ro1">
          <table:table-cell table:number-columns-repeated="4"/>
          <table:table-cell table:style-name="ce1" table:formula="of:=SUM([.E20:.E24])" office:value-type="float" office:value="27316">
            <text:p>27316</text:p>
          </table:table-cell>
          <table:table-cell table:style-name="ce1" table:formula="of:=SUM([.F20:.F24])" office:value-type="float" office:value="1096763">
            <text:p>1096763</text:p>
          </table:table-cell>
          <table:table-cell table:style-name="ce1" table:formula="of:=SUM([.G20:.G24])" office:value-type="float" office:value="136580">
            <text:p>136580</text:p>
          </table:table-cell>
          <table:table-cell table:number-columns-repeated="2"/>
          <table:table-cell table:formula="of:=SUM([.J20:.J24])" office:value-type="float" office:value="1515297.25">
            <text:p>1515297</text:p>
          </table:table-cell>
        </table:table-row>
        <table:table-row table:style-name="ro1" table:number-rows-repeated="10">
          <table:table-cell table:number-columns-repeated="10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_t</text:p>
          </table:table-cell>
          <table:table-cell office:value-type="string">
            <text:p>fct_t</text:p>
          </table:table-cell>
          <table:table-cell office:value-type="string">
            <text:p>len_t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<text:s/>2</text:p>
          </table:table-cell>
          <table:table-cell office:value-type="float" office:value="32">
            <text:p>32</text:p>
          </table:table-cell>
          <table:table-cell office:value-type="float" office:value="274106">
            <text:p>274106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[.F39]*[.C39]/8" office:value-type="float" office:value="239842.75">
            <text:p>239843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<text:s/>1</text:p>
          </table:table-cell>
          <table:table-cell office:value-type="float" office:value="256">
            <text:p>256</text:p>
          </table:table-cell>
          <table:table-cell office:value-type="float" office:value="349634">
            <text:p>349634</text:p>
          </table:table-cell>
          <table:table-cell office:value-type="float" office:value="1280">
            <text:p>128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F40]*[.C40]/8" office:value-type="float" office:value="437042.5">
            <text:p>437043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<text:s/>0</text:p>
          </table:table-cell>
          <table:table-cell office:value-type="float" office:value="2048">
            <text:p>2048</text:p>
          </table:table-cell>
          <table:table-cell office:value-type="float" office:value="366841">
            <text:p>366841</text:p>
          </table:table-cell>
          <table:table-cell office:value-type="float" office:value="10240">
            <text:p>10240</text:p>
          </table:table-cell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table:formula="of:=[.F41]*[.C41]/8" office:value-type="float" office:value="596116.625">
            <text:p>596117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string">
            <text:p><text:s/>6</text:p>
          </table:table-cell>
          <table:table-cell office:value-type="float" office:value="16384">
            <text:p>16384</text:p>
          </table:table-cell>
          <table:table-cell office:value-type="float" office:value="97586">
            <text:p>97586</text:p>
          </table:table-cell>
          <table:table-cell office:value-type="float" office:value="81920">
            <text:p>81920</text:p>
          </table:table-cell>
          <table:table-cell office:value-type="float" office:value="3">
            <text:p>3</text:p>
          </table:table-cell>
          <table:table-cell office:value-type="float" office:value="16384">
            <text:p>16384</text:p>
          </table:table-cell>
          <table:table-cell table:formula="of:=[.F42]*[.C42]/8" office:value-type="float" office:value="207370.25">
            <text:p>207370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string">
            <text:p><text:s/>7</text:p>
          </table:table-cell>
          <table:table-cell table:number-columns-repeated="2" office:value-type="float" office:value="8596">
            <text:p>8596</text:p>
          </table:table-cell>
          <table:table-cell office:value-type="float" office:value="42980">
            <text:p>42980</text:p>
          </table:table-cell>
          <table:table-cell office:value-type="float" office:value="3">
            <text:p>3</text:p>
          </table:table-cell>
          <table:table-cell office:value-type="float" office:value="131072">
            <text:p>131072</text:p>
          </table:table-cell>
          <table:table-cell table:formula="of:=[.F43]*[.C43]/8" office:value-type="float" office:value="20415.5">
            <text:p>20416</text:p>
          </table:table-cell>
        </table:table-row>
        <table:table-row table:style-name="ro1">
          <table:table-cell table:number-columns-repeated="4"/>
          <table:table-cell table:formula="of:=SUM([.E39:.E43])" office:value-type="float" office:value="27316">
            <text:p>27316</text:p>
          </table:table-cell>
          <table:table-cell table:formula="of:=SUM([.F39:.F43])" office:value-type="float" office:value="1096763">
            <text:p>1096763</text:p>
          </table:table-cell>
          <table:table-cell table:formula="of:=SUM([.G39:.G43])" office:value-type="float" office:value="136580">
            <text:p>136580</text:p>
          </table:table-cell>
          <table:table-cell table:number-columns-repeated="2"/>
          <table:table-cell table:style-name="Default" table:formula="of:=SUM([.J39:.J43])" office:value-type="float" office:value="1500787.625">
            <text:p>1500787.625</text:p>
          </table:table-cell>
        </table:table-row>
        <table:table-row table:style-name="ro1" table:number-rows-repeated="104853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_t</text:p>
          </table:table-cell>
          <table:table-cell office:value-type="string">
            <text:p>fct_t</text:p>
          </table:table-cell>
          <table:table-cell office:value-type="string">
            <text:p>len_t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 table:number-columns-repeated="5"/>
        </table:table-row>
        <table:table-row table:style-name="ro1">
          <table:table-cell/>
          <table:table-cell table:formula="of:=LOG([.D6];2)" office:value-type="float" office:value="7">
            <text:p>7</text:p>
          </table:table-cell>
          <table:table-cell office:value-type="string">
            <text:p><text:s/>1</text:p>
          </table:table-cell>
          <table:table-cell office:value-type="float" office:value="128">
            <text:p>128</text:p>
          </table:table-cell>
          <table:table-cell office:value-type="float" office:value="433611">
            <text:p>433611</text:p>
          </table:table-cell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SUM([.E7:.$E$10])" office:value-type="float" office:value="516148">
            <text:p>516148</text:p>
          </table:table-cell>
          <table:table-cell table:formula="of:=LOG([.$E$11]/[.I6];2)" office:value-type="float" office:value="0.879776675491407">
            <text:p>0.8797766755</text:p>
          </table:table-cell>
          <table:table-cell table:formula="of:=[.E6]*[.B6]/8" office:value-type="float" office:value="379409.625">
            <text:p>379410</text:p>
          </table:table-cell>
          <table:table-cell table:formula="of:=[.H6]*3+[.F6]" office:value-type="float" office:value="695">
            <text:p>695</text:p>
          </table:table-cell>
          <table:table-cell table:formula="of:=[.L6]/[.K6]" office:value-type="float" office:value="0.00183179327619852">
            <text:p>0.0018317933</text:p>
          </table:table-cell>
        </table:table-row>
        <table:table-row table:style-name="ro1">
          <table:table-cell/>
          <table:table-cell table:formula="of:=LOG([.D7];2)" office:value-type="float" office:value="10">
            <text:p>10</text:p>
          </table:table-cell>
          <table:table-cell office:value-type="string">
            <text:p><text:s/>0</text:p>
          </table:table-cell>
          <table:table-cell office:value-type="float" office:value="1024">
            <text:p>1024</text:p>
          </table:table-cell>
          <table:table-cell office:value-type="float" office:value="273910">
            <text:p>273910</text:p>
          </table:table-cell>
          <table:table-cell office:value-type="float" office:value="2261">
            <text:p>2261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table:formula="of:=SUM([.E8:.$E$10])" office:value-type="float" office:value="242238">
            <text:p>242238</text:p>
          </table:table-cell>
          <table:table-cell table:formula="of:=LOG([.$E$11]/[.I7];2)" office:value-type="float" office:value="1.97113627896">
            <text:p>1.971136279</text:p>
          </table:table-cell>
          <table:table-cell table:formula="of:=[.E7]*[.B7]/8" office:value-type="float" office:value="342387.5">
            <text:p>342388</text:p>
          </table:table-cell>
          <table:table-cell table:formula="of:=[.H7]*3+[.F7]" office:value-type="float" office:value="5333">
            <text:p>5333</text:p>
          </table:table-cell>
          <table:table-cell table:formula="of:=[.L7]/[.K7]" office:value-type="float" office:value="0.0155759190975138">
            <text:p>0.0155759191</text:p>
          </table:table-cell>
        </table:table-row>
        <table:table-row table:style-name="ro1">
          <table:table-cell/>
          <table:table-cell table:formula="of:=LOG([.D8];2)" office:value-type="float" office:value="13">
            <text:p>13</text:p>
          </table:table-cell>
          <table:table-cell office:value-type="string">
            <text:p><text:s/>2</text:p>
          </table:table-cell>
          <table:table-cell office:value-type="float" office:value="8192">
            <text:p>8192</text:p>
          </table:table-cell>
          <table:table-cell office:value-type="float" office:value="175703">
            <text:p>175703</text:p>
          </table:table-cell>
          <table:table-cell office:value-type="float" office:value="17479">
            <text:p>17479</text:p>
          </table:table-cell>
          <table:table-cell office:value-type="float" office:value="3">
            <text:p>3</text:p>
          </table:table-cell>
          <table:table-cell office:value-type="float" office:value="8192">
            <text:p>8192</text:p>
          </table:table-cell>
          <table:table-cell table:formula="of:=SUM([.E9:.$E$10])" office:value-type="float" office:value="66535">
            <text:p>66535</text:p>
          </table:table-cell>
          <table:table-cell table:formula="of:=LOG([.$E$11]/[.I8];2)" office:value-type="float" office:value="3.83537611890374">
            <text:p>3.8353761189</text:p>
          </table:table-cell>
          <table:table-cell table:formula="of:=[.E8]*[.B8]/8" office:value-type="float" office:value="285517.375">
            <text:p>285517</text:p>
          </table:table-cell>
          <table:table-cell table:formula="of:=[.H8]*3+[.F8]" office:value-type="float" office:value="42055">
            <text:p>42055</text:p>
          </table:table-cell>
          <table:table-cell table:formula="of:=[.L8]/[.K8]" office:value-type="float" office:value="0.147294013192717">
            <text:p>0.1472940132</text:p>
          </table:table-cell>
        </table:table-row>
        <table:table-row table:style-name="ro1">
          <table:table-cell/>
          <table:table-cell table:formula="of:=LOG([.D9];2)" office:value-type="float" office:value="14.5196976741788">
            <text:p>14.5196976742</text:p>
          </table:table-cell>
          <table:table-cell office:value-type="string">
            <text:p><text:s/>6</text:p>
          </table:table-cell>
          <table:table-cell office:value-type="float" office:value="23489">
            <text:p>23489</text:p>
          </table:table-cell>
          <table:table-cell office:value-type="float" office:value="41596">
            <text:p>41596</text:p>
          </table:table-cell>
          <table:table-cell office:value-type="float" office:value="65533">
            <text:p>65533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table:formula="of:=SUM([.E10:.$E$10])" office:value-type="float" office:value="24939">
            <text:p>24939</text:p>
          </table:table-cell>
          <table:table-cell table:formula="of:=LOG([.$E$11]/[.I9];2)" office:value-type="float" office:value="5.25108595557353">
            <text:p>5.2510859556</text:p>
          </table:table-cell>
          <table:table-cell table:formula="of:=[.E9]*[.B9]/8" office:value-type="float" office:value="75495.1680568927">
            <text:p>75495</text:p>
          </table:table-cell>
          <table:table-cell table:formula="of:=[.H9]*3+[.F9]" office:value-type="float" office:value="262141">
            <text:p>262141</text:p>
          </table:table-cell>
          <table:table-cell table:formula="of:=[.L9]/[.K9]" office:value-type="float" office:value="3.47228844900977">
            <text:p>3.472288449</text:p>
          </table:table-cell>
        </table:table-row>
        <table:table-row table:style-name="ro1">
          <table:table-cell/>
          <table:table-cell table:formula="of:=LOG([.D10];2)" office:value-type="float" office:value="13.8080591910689">
            <text:p>13.8080591911</text:p>
          </table:table-cell>
          <table:table-cell office:value-type="string">
            <text:p><text:s/>7</text:p>
          </table:table-cell>
          <table:table-cell office:value-type="float" office:value="14343">
            <text:p>14343</text:p>
          </table:table-cell>
          <table:table-cell office:value-type="float" office:value="24939">
            <text:p>24939</text:p>
          </table:table-cell>
          <table:table-cell office:value-type="float" office:value="41107">
            <text:p>41107</text:p>
          </table:table-cell>
          <table:table-cell office:value-type="float" office:value="4">
            <text:p>4</text:p>
          </table:table-cell>
          <table:table-cell office:value-type="float" office:value="524288">
            <text:p>524288</text:p>
          </table:table-cell>
          <table:table-cell table:number-columns-repeated="2"/>
          <table:table-cell table:formula="of:=[.E10]*[.B10]/8" office:value-type="float" office:value="43044.8985207583">
            <text:p>43045</text:p>
          </table:table-cell>
          <table:table-cell table:formula="of:=[.H10]*3+[.F10]" office:value-type="float" office:value="1613971">
            <text:p>1613971</text:p>
          </table:table-cell>
          <table:table-cell table:formula="of:=[.L10]/[.K10]" office:value-type="float" office:value="37.495058775006">
            <text:p>37.495058775</text:p>
          </table:table-cell>
        </table:table-row>
        <table:table-row table:style-name="ro1">
          <table:table-cell table:number-columns-repeated="4"/>
          <table:table-cell table:formula="of:=SUM([.E6:.E10])" office:value-type="float" office:value="949759">
            <text:p>949759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_t</text:p>
          </table:table-cell>
          <table:table-cell office:value-type="string">
            <text:p>fct_t</text:p>
          </table:table-cell>
          <table:table-cell office:value-type="string">
            <text:p>len_t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<text:s/>2</text:p>
          </table:table-cell>
          <table:table-cell office:value-type="float" office:value="32">
            <text:p>32</text:p>
          </table:table-cell>
          <table:table-cell office:value-type="float" office:value="274106">
            <text:p>274106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SUM([.E14:.$E$18])" office:value-type="float" office:value="1096763">
            <text:p>1096763</text:p>
          </table:table-cell>
          <table:table-cell table:formula="of:=LOG([.$E$19]/[.I14];2)" office:value-type="float" office:value="0">
            <text:p>0</text:p>
          </table:table-cell>
          <table:table-cell table:formula="of:=[.E14]*[.B14]/8" office:value-type="float" office:value="239842.75">
            <text:p>239843</text:p>
          </table:table-cell>
          <table:table-cell table:formula="of:=[.H14]*3+[.F14]" office:value-type="float" office:value="256">
            <text:p>256</text:p>
          </table:table-cell>
          <table:table-cell table:formula="of:=[.L14]/[.K14]" office:value-type="float" office:value="0.00106736601377361">
            <text:p>0.00106736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<text:s/>1</text:p>
          </table:table-cell>
          <table:table-cell office:value-type="float" office:value="256">
            <text:p>256</text:p>
          </table:table-cell>
          <table:table-cell office:value-type="float" office:value="349634">
            <text:p>349634</text:p>
          </table:table-cell>
          <table:table-cell office:value-type="float" office:value="1280">
            <text:p>128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SUM([.E15:.$E$18])" office:value-type="float" office:value="822657">
            <text:p>822657</text:p>
          </table:table-cell>
          <table:table-cell table:formula="of:=LOG([.$E$19]/[.I15];2)" office:value-type="float" office:value="0.414888865397185">
            <text:p>0.4148888654</text:p>
          </table:table-cell>
          <table:table-cell table:formula="of:=[.E15]*[.B15]/8" office:value-type="float" office:value="437042.5">
            <text:p>437043</text:p>
          </table:table-cell>
          <table:table-cell table:formula="of:=[.H15]*3+[.F15]" office:value-type="float" office:value="2048">
            <text:p>2048</text:p>
          </table:table-cell>
          <table:table-cell table:formula="of:=[.L15]/[.K15]" office:value-type="float" office:value="0.00468604311937626">
            <text:p>0.004686043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<text:s/>0</text:p>
          </table:table-cell>
          <table:table-cell office:value-type="float" office:value="2048">
            <text:p>2048</text:p>
          </table:table-cell>
          <table:table-cell office:value-type="float" office:value="366841">
            <text:p>366841</text:p>
          </table:table-cell>
          <table:table-cell office:value-type="float" office:value="10240">
            <text:p>10240</text:p>
          </table:table-cell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table:formula="of:=SUM([.E16:.$E$18])" office:value-type="float" office:value="473023">
            <text:p>473023</text:p>
          </table:table-cell>
          <table:table-cell table:formula="of:=LOG([.$E$19]/[.I16];2)" office:value-type="float" office:value="1.21326956765056">
            <text:p>1.2132695677</text:p>
          </table:table-cell>
          <table:table-cell table:formula="of:=[.E16]*[.B16]/8" office:value-type="float" office:value="596116.625">
            <text:p>596117</text:p>
          </table:table-cell>
          <table:table-cell table:formula="of:=[.H16]*3+[.F16]" office:value-type="float" office:value="16384">
            <text:p>16384</text:p>
          </table:table-cell>
          <table:table-cell table:formula="of:=[.L16]/[.K16]" office:value-type="float" office:value="0.0274845547211504">
            <text:p>0.0274845547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<text:s/>6</text:p>
          </table:table-cell>
          <table:table-cell office:value-type="float" office:value="16384">
            <text:p>16384</text:p>
          </table:table-cell>
          <table:table-cell office:value-type="float" office:value="97586">
            <text:p>97586</text:p>
          </table:table-cell>
          <table:table-cell office:value-type="float" office:value="81920">
            <text:p>81920</text:p>
          </table:table-cell>
          <table:table-cell office:value-type="float" office:value="3">
            <text:p>3</text:p>
          </table:table-cell>
          <table:table-cell office:value-type="float" office:value="16384">
            <text:p>16384</text:p>
          </table:table-cell>
          <table:table-cell table:formula="of:=SUM([.E17:.$E$18])" office:value-type="float" office:value="106182">
            <text:p>106182</text:p>
          </table:table-cell>
          <table:table-cell table:formula="of:=LOG([.$E$19]/[.I17];2)" office:value-type="float" office:value="3.36864068086573">
            <text:p>3.3686406809</text:p>
          </table:table-cell>
          <table:table-cell table:formula="of:=[.E17]*[.B17]/8" office:value-type="float" office:value="207370.25">
            <text:p>207370</text:p>
          </table:table-cell>
          <table:table-cell table:formula="of:=[.H17]*3+[.F17]" office:value-type="float" office:value="131072">
            <text:p>131072</text:p>
          </table:table-cell>
          <table:table-cell table:formula="of:=[.L17]/[.K17]" office:value-type="float" office:value="0.632067521739497">
            <text:p>0.6320675217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<text:s/>7</text:p>
          </table:table-cell>
          <table:table-cell table:number-columns-repeated="2" office:value-type="float" office:value="8596">
            <text:p>8596</text:p>
          </table:table-cell>
          <table:table-cell office:value-type="float" office:value="42980">
            <text:p>42980</text:p>
          </table:table-cell>
          <table:table-cell office:value-type="float" office:value="3">
            <text:p>3</text:p>
          </table:table-cell>
          <table:table-cell office:value-type="float" office:value="131072">
            <text:p>131072</text:p>
          </table:table-cell>
          <table:table-cell table:formula="of:=SUM([.E18:.$E$18])" office:value-type="float" office:value="8596">
            <text:p>8596</text:p>
          </table:table-cell>
          <table:table-cell table:formula="of:=LOG([.$E$19]/[.I18];2)" office:value-type="float" office:value="6.99537060870886">
            <text:p>6.9953706087</text:p>
          </table:table-cell>
          <table:table-cell table:formula="of:=[.E18]*[.B18]/8" office:value-type="float" office:value="20415.5">
            <text:p>20416</text:p>
          </table:table-cell>
          <table:table-cell table:formula="of:=[.H18]*3+[.F18]" office:value-type="float" office:value="436196">
            <text:p>436196</text:p>
          </table:table-cell>
          <table:table-cell table:formula="of:=[.L18]/[.K18]" office:value-type="float" office:value="21.3659229506992">
            <text:p>21.3659229507</text:p>
          </table:table-cell>
        </table:table-row>
        <table:table-row table:style-name="ro1">
          <table:table-cell table:number-columns-repeated="4"/>
          <table:table-cell table:formula="of:=SUM([.E14:.E18])" office:value-type="float" office:value="1096763">
            <text:p>1096763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_t</text:p>
          </table:table-cell>
          <table:table-cell office:value-type="string">
            <text:p>fct_t</text:p>
          </table:table-cell>
          <table:table-cell office:value-type="string">
            <text:p>len_t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<text:s/>4</text:p>
          </table:table-cell>
          <table:table-cell office:value-type="float" office:value="128">
            <text:p>128</text:p>
          </table:table-cell>
          <table:table-cell office:value-type="float" office:value="2091211">
            <text:p>2091211</text:p>
          </table:table-cell>
          <table:table-cell office:value-type="float" office:value="477">
            <text:p>477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table:number-columns-repeated="2"/>
          <table:table-cell table:formula="of:=[.E22]*[.B22]/8" office:value-type="float" office:value="522802.75">
            <text:p>522803</text:p>
          </table:table-cell>
          <table:table-cell table:formula="of:=[.H22]*3" office:value-type="float" office:value="384">
            <text:p>384</text:p>
          </table:table-cell>
          <table:table-cell table:formula="of:=[.L22]/[.K22]" office:value-type="float" office:value="0.000734502639857958">
            <text:p>0.0007345026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<text:s/>b</text:p>
          </table:table-cell>
          <table:table-cell office:value-type="float" office:value="357">
            <text:p>357</text:p>
          </table:table-cell>
          <table:table-cell office:value-type="float" office:value="866300">
            <text:p>866300</text:p>
          </table:table-cell>
          <table:table-cell office:value-type="float" office:value="1021">
            <text:p>1021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table:number-columns-repeated="2"/>
          <table:table-cell table:formula="of:=[.E23]*[.B23]/8" office:value-type="float" office:value="649725">
            <text:p>649725</text:p>
          </table:table-cell>
          <table:table-cell table:formula="of:=[.H23]*3" office:value-type="float" office:value="3072">
            <text:p>3072</text:p>
          </table:table-cell>
          <table:table-cell table:formula="of:=[.L23]/[.K23]" office:value-type="float" office:value="0.00472815421909269">
            <text:p>0.0047281542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<text:s/>2</text:p>
          </table:table-cell>
          <table:table-cell office:value-type="float" office:value="3125">
            <text:p>3125</text:p>
          </table:table-cell>
          <table:table-cell office:value-type="float" office:value="2766218">
            <text:p>2766218</text:p>
          </table:table-cell>
          <table:table-cell office:value-type="float" office:value="8190">
            <text:p>8190</text:p>
          </table:table-cell>
          <table:table-cell office:value-type="float" office:value="3">
            <text:p>3</text:p>
          </table:table-cell>
          <table:table-cell office:value-type="float" office:value="8192">
            <text:p>8192</text:p>
          </table:table-cell>
          <table:table-cell table:number-columns-repeated="2"/>
          <table:table-cell table:formula="of:=[.E24]*[.B24]/8" office:value-type="float" office:value="2766218">
            <text:p>2766218</text:p>
          </table:table-cell>
          <table:table-cell table:formula="of:=[.H24]*3" office:value-type="float" office:value="24576">
            <text:p>24576</text:p>
          </table:table-cell>
          <table:table-cell table:formula="of:=[.L24]/[.K24]" office:value-type="float" office:value="0.00888433232666406">
            <text:p>0.008884332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<text:s/>3</text:p>
          </table:table-cell>
          <table:table-cell office:value-type="float" office:value="24844">
            <text:p>24844</text:p>
          </table:table-cell>
          <table:table-cell office:value-type="float" office:value="3242782">
            <text:p>3242782</text:p>
          </table:table-cell>
          <table:table-cell office:value-type="float" office:value="65533">
            <text:p>65533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table:number-columns-repeated="2"/>
          <table:table-cell table:formula="of:=[.E25]*[.B25]/8" office:value-type="float" office:value="4053477.5">
            <text:p>4053478</text:p>
          </table:table-cell>
          <table:table-cell table:formula="of:=[.H25]*3" office:value-type="float" office:value="196608">
            <text:p>196608</text:p>
          </table:table-cell>
          <table:table-cell table:formula="of:=[.L25]/[.K25]" office:value-type="float" office:value="0.0485035380114975">
            <text:p>0.048503538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<text:s/>3</text:p>
          </table:table-cell>
          <table:table-cell office:value-type="float" office:value="120253">
            <text:p>120253</text:p>
          </table:table-cell>
          <table:table-cell office:value-type="float" office:value="2216290">
            <text:p>2216290</text:p>
          </table:table-cell>
          <table:table-cell office:value-type="float" office:value="524278">
            <text:p>524278</text:p>
          </table:table-cell>
          <table:table-cell office:value-type="float" office:value="3">
            <text:p>3</text:p>
          </table:table-cell>
          <table:table-cell office:value-type="float" office:value="524288">
            <text:p>524288</text:p>
          </table:table-cell>
          <table:table-cell table:number-columns-repeated="2"/>
          <table:table-cell table:formula="of:=[.E26]*[.B26]/8" office:value-type="float" office:value="3878507.5">
            <text:p>3878508</text:p>
          </table:table-cell>
          <table:table-cell table:formula="of:=[.H26]*3" office:value-type="float" office:value="1572864">
            <text:p>1572864</text:p>
          </table:table-cell>
          <table:table-cell table:formula="of:=[.L26]/[.K26]" office:value-type="float" office:value="0.40553331403897">
            <text:p>0.405533314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<text:s/>a</text:p>
          </table:table-cell>
          <table:table-cell office:value-type="float" office:value="643845">
            <text:p>643845</text:p>
          </table:table-cell>
          <table:table-cell office:value-type="float" office:value="985217">
            <text:p>985217</text:p>
          </table:table-cell>
          <table:table-cell office:value-type="float" office:value="4194282">
            <text:p>4194282</text:p>
          </table:table-cell>
          <table:table-cell office:value-type="float" office:value="4">
            <text:p>4</text:p>
          </table:table-cell>
          <table:table-cell office:value-type="float" office:value="4194304">
            <text:p>4194304</text:p>
          </table:table-cell>
          <table:table-cell table:number-columns-repeated="2"/>
          <table:table-cell table:formula="of:=[.E27]*[.B27]/8" office:value-type="float" office:value="2216738.25">
            <text:p>2216738</text:p>
          </table:table-cell>
          <table:table-cell table:formula="of:=[.H27]*3" office:value-type="float" office:value="12582912">
            <text:p>12582912</text:p>
          </table:table-cell>
          <table:table-cell table:formula="of:=[.L27]/[.K27]" office:value-type="float" office:value="5.67631834746389">
            <text:p>5.6763183475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<text:s/>0</text:p>
          </table:table-cell>
          <table:table-cell office:value-type="float" office:value="3400643">
            <text:p>3400643</text:p>
          </table:table-cell>
          <table:table-cell office:value-type="float" office:value="5376659">
            <text:p>5376659</text:p>
          </table:table-cell>
          <table:table-cell office:value-type="float" office:value="21210904">
            <text:p>21210904</text:p>
          </table:table-cell>
          <table:table-cell office:value-type="float" office:value="2">
            <text:p>2</text:p>
          </table:table-cell>
          <table:table-cell office:value-type="float" office:value="33554432">
            <text:p>33554432</text:p>
          </table:table-cell>
          <table:table-cell table:number-columns-repeated="2"/>
          <table:table-cell table:formula="of:=[.E28]*[.B28]/8" office:value-type="float" office:value="12769565.125">
            <text:p>12769565</text:p>
          </table:table-cell>
          <table:table-cell table:formula="of:=[.H28]*3" office:value-type="float" office:value="100663296">
            <text:p>100663296</text:p>
          </table:table-cell>
          <table:table-cell table:formula="of:=[.L28]/[.K28]" office:value-type="float" office:value="7.88306375468679">
            <text:p>7.883063754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_t</text:p>
          </table:table-cell>
          <table:table-cell office:value-type="string">
            <text:p>fct_t</text:p>
          </table:table-cell>
          <table:table-cell office:value-type="string">
            <text:p>len_t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<text:s/>1</text:p>
          </table:table-cell>
          <table:table-cell office:value-type="float" office:value="256">
            <text:p>256</text:p>
          </table:table-cell>
          <table:table-cell office:value-type="float" office:value="4566713">
            <text:p>4566713</text:p>
          </table:table-cell>
          <table:table-cell office:value-type="float" office:value="1280">
            <text:p>128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/>
          <table:table-cell table:style-name="ce1" table:formula="of:=[.E31]*[.B31]/8" office:value-type="float" office:value="5708391.25">
            <text:p>5708391</text:p>
          </table:table-cell>
          <table:table-cell table:formula="of:=[.E31]*[.B31]/8" office:value-type="float" office:value="5708391.25">
            <text:p>5708391</text:p>
          </table:table-cell>
          <table:table-cell table:formula="of:=[.H31]*3" office:value-type="float" office:value="768">
            <text:p>768</text:p>
          </table:table-cell>
          <table:table-cell table:formula="of:=[.L31]/[.K31]" office:value-type="float" office:value="0.000134538780956894">
            <text:p>0.0001345388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<text:s/>6</text:p>
          </table:table-cell>
          <table:table-cell office:value-type="float" office:value="409">
            <text:p>409</text:p>
          </table:table-cell>
          <table:table-cell office:value-type="float" office:value="1796606">
            <text:p>1796606</text:p>
          </table:table-cell>
          <table:table-cell office:value-type="float" office:value="2045">
            <text:p>2045</text:p>
          </table:table-cell>
          <table:table-cell office:value-type="float" office:value="3">
            <text:p>3</text:p>
          </table:table-cell>
          <table:table-cell office:value-type="float" office:value="2048">
            <text:p>2048</text:p>
          </table:table-cell>
          <table:table-cell/>
          <table:table-cell table:style-name="ce1" table:formula="of:=[.E32]*[.B32]/8" office:value-type="float" office:value="3144060.5">
            <text:p>3144061</text:p>
          </table:table-cell>
          <table:table-cell table:formula="of:=[.E32]*[.B32]/8" office:value-type="float" office:value="3144060.5">
            <text:p>3144061</text:p>
          </table:table-cell>
          <table:table-cell table:formula="of:=[.H32]*3" office:value-type="float" office:value="6144">
            <text:p>6144</text:p>
          </table:table-cell>
          <table:table-cell table:formula="of:=[.L32]/[.K32]" office:value-type="float" office:value="0.00195416086935986">
            <text:p>0.0019541609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<text:s/>2</text:p>
          </table:table-cell>
          <table:table-cell office:value-type="float" office:value="3276">
            <text:p>3276</text:p>
          </table:table-cell>
          <table:table-cell office:value-type="float" office:value="3707626">
            <text:p>3707626</text:p>
          </table:table-cell>
          <table:table-cell office:value-type="float" office:value="16380">
            <text:p>16380</text:p>
          </table:table-cell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/>
          <table:table-cell table:style-name="ce1" table:formula="of:=[.E33]*[.B33]/8" office:value-type="float" office:value="7415252">
            <text:p>7415252</text:p>
          </table:table-cell>
          <table:table-cell table:formula="of:=[.E33]*[.B33]/8" office:value-type="float" office:value="7415252">
            <text:p>7415252</text:p>
          </table:table-cell>
          <table:table-cell table:formula="of:=[.H33]*3" office:value-type="float" office:value="49152">
            <text:p>49152</text:p>
          </table:table-cell>
          <table:table-cell table:formula="of:=[.L33]/[.K33]" office:value-type="float" office:value="0.00662850028562751">
            <text:p>0.0066285003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<text:s/>0</text:p>
          </table:table-cell>
          <table:table-cell office:value-type="float" office:value="26214">
            <text:p>26214</text:p>
          </table:table-cell>
          <table:table-cell office:value-type="float" office:value="5483424">
            <text:p>5483424</text:p>
          </table:table-cell>
          <table:table-cell office:value-type="float" office:value="131070">
            <text:p>131070</text:p>
          </table:table-cell>
          <table:table-cell office:value-type="float" office:value="2">
            <text:p>2</text:p>
          </table:table-cell>
          <table:table-cell office:value-type="float" office:value="131072">
            <text:p>131072</text:p>
          </table:table-cell>
          <table:table-cell/>
          <table:table-cell table:style-name="ce1" table:formula="of:=[.E34]*[.B34]/8" office:value-type="float" office:value="13023132">
            <text:p>13023132</text:p>
          </table:table-cell>
          <table:table-cell table:formula="of:=[.E34]*[.B34]/8" office:value-type="float" office:value="13023132">
            <text:p>13023132</text:p>
          </table:table-cell>
          <table:table-cell table:formula="of:=[.H34]*3" office:value-type="float" office:value="393216">
            <text:p>393216</text:p>
          </table:table-cell>
          <table:table-cell table:formula="of:=[.L34]/[.K34]" office:value-type="float" office:value="0.030193658483996">
            <text:p>0.0301936585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<text:s/>e</text:p>
          </table:table-cell>
          <table:table-cell office:value-type="float" office:value="217754">
            <text:p>217754</text:p>
          </table:table-cell>
          <table:table-cell office:value-type="float" office:value="1247991">
            <text:p>1247991</text:p>
          </table:table-cell>
          <table:table-cell office:value-type="float" office:value="1048572">
            <text:p>1048572</text:p>
          </table:table-cell>
          <table:table-cell office:value-type="float" office:value="4">
            <text:p>4</text:p>
          </table:table-cell>
          <table:table-cell office:value-type="float" office:value="1048576">
            <text:p>1048576</text:p>
          </table:table-cell>
          <table:table-cell/>
          <table:table-cell table:style-name="ce1" table:formula="of:=[.E35]*[.B35]/8" office:value-type="float" office:value="3743973">
            <text:p>3743973</text:p>
          </table:table-cell>
          <table:table-cell table:formula="of:=[.E35]*[.B35]/8" office:value-type="float" office:value="3743973">
            <text:p>3743973</text:p>
          </table:table-cell>
          <table:table-cell table:formula="of:=[.H35]*3" office:value-type="float" office:value="3145728">
            <text:p>3145728</text:p>
          </table:table-cell>
          <table:table-cell table:formula="of:=[.L35]/[.K35]" office:value-type="float" office:value="0.840211187420422">
            <text:p>0.8402111874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string">
            <text:p><text:s/>f</text:p>
          </table:table-cell>
          <table:table-cell office:value-type="float" office:value="240107">
            <text:p>240107</text:p>
          </table:table-cell>
          <table:table-cell office:value-type="float" office:value="454843">
            <text:p>454843</text:p>
          </table:table-cell>
          <table:table-cell office:value-type="float" office:value="1171964">
            <text:p>1171964</text:p>
          </table:table-cell>
          <table:table-cell office:value-type="float" office:value="4">
            <text:p>4</text:p>
          </table:table-cell>
          <table:table-cell office:value-type="float" office:value="8388608">
            <text:p>8388608</text:p>
          </table:table-cell>
          <table:table-cell/>
          <table:table-cell table:style-name="ce1" table:formula="of:=[.E36]*[.B36]/8" office:value-type="float" office:value="1421384.375">
            <text:p>1421384</text:p>
          </table:table-cell>
          <table:table-cell table:formula="of:=[.E36]*[.B36]/8" office:value-type="float" office:value="1421384.375">
            <text:p>1421384</text:p>
          </table:table-cell>
          <table:table-cell table:formula="of:=[.H36]*3" office:value-type="float" office:value="25165824">
            <text:p>25165824</text:p>
          </table:table-cell>
          <table:table-cell table:formula="of:=[.L36]/[.K36]" office:value-type="float" office:value="17.7051503046106">
            <text:p>17.7051503046</text:p>
          </table:table-cell>
        </table:table-row>
        <table:table-row table:style-name="ro1">
          <table:table-cell table:number-columns-repeated="9"/>
          <table:table-cell table:style-name="ce1" table:formula="of:=SUM([.J31:.J36])" office:value-type="float" office:value="34456193.125">
            <text:p>3445619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_t</text:p>
          </table:table-cell>
          <table:table-cell office:value-type="string">
            <text:p>fct_t</text:p>
          </table:table-cell>
          <table:table-cell office:value-type="string">
            <text:p>len_t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<text:s/>2</text:p>
          </table:table-cell>
          <table:table-cell office:value-type="float" office:value="256">
            <text:p>256</text:p>
          </table:table-cell>
          <table:table-cell office:value-type="float" office:value="4566713">
            <text:p>4566713</text:p>
          </table:table-cell>
          <table:table-cell office:value-type="float" office:value="1280">
            <text:p>128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/>
          <table:table-cell table:style-name="ce1" table:formula="of:=[.E39]*[.B39]/8" office:value-type="float" office:value="5708391.25">
            <text:p>5708391</text:p>
          </table:table-cell>
          <table:table-cell table:formula="of:=[.E39]*[.B39]/8" office:value-type="float" office:value="5708391.25">
            <text:p>5708391</text:p>
          </table:table-cell>
          <table:table-cell table:formula="of:=[.H39]*3+[.F39]" office:value-type="float" office:value="2048">
            <text:p>2048</text:p>
          </table:table-cell>
          <table:table-cell table:formula="of:=[.L39]/[.K39]" office:value-type="float" office:value="0.000358770082551717">
            <text:p>0.000358770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<text:s/>0</text:p>
          </table:table-cell>
          <table:table-cell office:value-type="float" office:value="2048">
            <text:p>2048</text:p>
          </table:table-cell>
          <table:table-cell office:value-type="float" office:value="5421550">
            <text:p>5421550</text:p>
          </table:table-cell>
          <table:table-cell office:value-type="float" office:value="10240">
            <text:p>10240</text:p>
          </table:table-cell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/>
          <table:table-cell table:style-name="ce1" table:formula="of:=[.E40]*[.B40]/8" office:value-type="float" office:value="8810018.75">
            <text:p>8810019</text:p>
          </table:table-cell>
          <table:table-cell table:formula="of:=[.E40]*[.B40]/8" office:value-type="float" office:value="8810018.75">
            <text:p>8810019</text:p>
          </table:table-cell>
          <table:table-cell table:formula="of:=[.H40]*3+[.F40]" office:value-type="float" office:value="16384">
            <text:p>16384</text:p>
          </table:table-cell>
          <table:table-cell table:formula="of:=[.L40]/[.K40]" office:value-type="float" office:value="0.00185970092288396">
            <text:p>0.0018597009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<text:s/>1</text:p>
          </table:table-cell>
          <table:table-cell office:value-type="float" office:value="16384">
            <text:p>16384</text:p>
          </table:table-cell>
          <table:table-cell office:value-type="float" office:value="4940904">
            <text:p>4940904</text:p>
          </table:table-cell>
          <table:table-cell office:value-type="float" office:value="81920">
            <text:p>81920</text:p>
          </table:table-cell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/>
          <table:table-cell table:style-name="ce1" table:formula="of:=[.E41]*[.B41]/8" office:value-type="float" office:value="9881808">
            <text:p>9881808</text:p>
          </table:table-cell>
          <table:table-cell table:formula="of:=[.E41]*[.B41]/8" office:value-type="float" office:value="9881808">
            <text:p>9881808</text:p>
          </table:table-cell>
          <table:table-cell table:formula="of:=[.H41]*3+[.F41]" office:value-type="float" office:value="131072">
            <text:p>131072</text:p>
          </table:table-cell>
          <table:table-cell table:formula="of:=[.L41]/[.K41]" office:value-type="float" office:value="0.0132639695084138">
            <text:p>0.0132639695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<text:s/>6</text:p>
          </table:table-cell>
          <table:table-cell office:value-type="float" office:value="131072">
            <text:p>131072</text:p>
          </table:table-cell>
          <table:table-cell office:value-type="float" office:value="1890647">
            <text:p>1890647</text:p>
          </table:table-cell>
          <table:table-cell office:value-type="float" office:value="655360">
            <text:p>655360</text:p>
          </table:table-cell>
          <table:table-cell office:value-type="float" office:value="3">
            <text:p>3</text:p>
          </table:table-cell>
          <table:table-cell office:value-type="float" office:value="131072">
            <text:p>131072</text:p>
          </table:table-cell>
          <table:table-cell/>
          <table:table-cell table:style-name="ce1" table:formula="of:=[.E42]*[.B42]/8" office:value-type="float" office:value="4726617.5">
            <text:p>4726618</text:p>
          </table:table-cell>
          <table:table-cell table:formula="of:=[.E42]*[.B42]/8" office:value-type="float" office:value="4726617.5">
            <text:p>4726618</text:p>
          </table:table-cell>
          <table:table-cell table:formula="of:=[.H42]*3+[.F42]" office:value-type="float" office:value="1048576">
            <text:p>1048576</text:p>
          </table:table-cell>
          <table:table-cell table:formula="of:=[.L42]/[.K42]" office:value-type="float" office:value="0.22184490282956">
            <text:p>0.2218449028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<text:s/>e</text:p>
          </table:table-cell>
          <table:table-cell office:value-type="float" office:value="219923">
            <text:p>219923</text:p>
          </table:table-cell>
          <table:table-cell office:value-type="float" office:value="282115">
            <text:p>282115</text:p>
          </table:table-cell>
          <table:table-cell office:value-type="float" office:value="1048570">
            <text:p>1048570</text:p>
          </table:table-cell>
          <table:table-cell office:value-type="float" office:value="4">
            <text:p>4</text:p>
          </table:table-cell>
          <table:table-cell office:value-type="float" office:value="1048576">
            <text:p>1048576</text:p>
          </table:table-cell>
          <table:table-cell/>
          <table:table-cell table:style-name="ce1" table:formula="of:=[.E43]*[.B43]/8" office:value-type="float" office:value="846345">
            <text:p>846345</text:p>
          </table:table-cell>
          <table:table-cell table:formula="of:=[.E43]*[.B43]/8" office:value-type="float" office:value="846345">
            <text:p>846345</text:p>
          </table:table-cell>
          <table:table-cell table:formula="of:=[.H43]*3+[.F43]" office:value-type="float" office:value="4194298">
            <text:p>4194298</text:p>
          </table:table-cell>
          <table:table-cell table:formula="of:=[.L43]/[.K43]" office:value-type="float" office:value="4.9557780810426">
            <text:p>4.955778081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<text:s/>f</text:p>
          </table:table-cell>
          <table:table-cell office:value-type="float" office:value="118333">
            <text:p>118333</text:p>
          </table:table-cell>
          <table:table-cell office:value-type="float" office:value="155274">
            <text:p>155274</text:p>
          </table:table-cell>
          <table:table-cell office:value-type="float" office:value="573941">
            <text:p>573941</text:p>
          </table:table-cell>
          <table:table-cell office:value-type="float" office:value="4">
            <text:p>4</text:p>
          </table:table-cell>
          <table:table-cell office:value-type="float" office:value="8388608">
            <text:p>8388608</text:p>
          </table:table-cell>
          <table:table-cell/>
          <table:table-cell table:style-name="ce1" table:formula="of:=[.E44]*[.B44]/8" office:value-type="float" office:value="465822">
            <text:p>465822</text:p>
          </table:table-cell>
          <table:table-cell table:formula="of:=[.E44]*[.B44]/8" office:value-type="float" office:value="465822">
            <text:p>465822</text:p>
          </table:table-cell>
          <table:table-cell table:formula="of:=[.H44]*3+[.F44]" office:value-type="float" office:value="25739765">
            <text:p>25739765</text:p>
          </table:table-cell>
          <table:table-cell table:formula="of:=[.L44]/[.K44]" office:value-type="float" office:value="55.256653829145">
            <text:p>55.2566538291</text:p>
          </table:table-cell>
        </table:table-row>
        <table:table-row table:style-name="ro1">
          <table:table-cell table:number-columns-repeated="9"/>
          <table:table-cell table:style-name="ce1" table:formula="of:=SUM([.J39:.J44])" office:value-type="float" office:value="30439002.5">
            <text:p>30439003</text:p>
          </table:table-cell>
          <table:table-cell table:number-columns-repeated="3"/>
        </table:table-row>
        <table:table-row table:style-name="ro1" table:number-rows-repeated="104853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12">12/11/2023</text:date>, <text:time>12:4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un dale</meta:initial-creator>
    <meta:creation-date>2023-11-10T15:30:47</meta:creation-date>
    <dc:date>2023-11-12T12:46:28</dc:date>
    <dc:creator>Arun dale</dc:creator>
    <meta:editing-duration>P1DT2H12M50S</meta:editing-duration>
    <meta:editing-cycles>2</meta:editing-cycles>
    <meta:generator>OpenOffice/4.1.10$Unix OpenOffice.org_project/4110m2$Build-9807</meta:generator>
    <meta:document-statistic meta:table-count="3" meta:cell-count="564" meta:object-count="0"/>
  </office:meta>
</office:document-meta>
</file>